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in" fo:margin-bottom="0in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in" fo:margin-bottom="0in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in" fo:margin-bottom="0in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in" fo:margin-bottom="0in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in" fo:margin-bottom="0in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in" fo:margin-bottom="0in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in" fo:margin-bottom="0in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2">
      <style:paragraph-properties fo:margin-top="0in" fo:margin-bottom="0in" style:contextual-spacing="false"/>
    </style:style>
    <style:style style:name="P64" style:family="paragraph" style:parent-style-name="Text_20_body" style:list-style-name="L33"/>
    <style:style style:name="P65" style:family="paragraph" style:parent-style-name="Text_20_body" style:list-style-name="L33">
      <style:paragraph-properties fo:margin-top="0in" fo:margin-bottom="0in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achieve a Python Machine Learning position quickly, here’s a focused plan:</text:p>
      <text:h text:style-name="Heading_20_3" text:outline-level="3">1. <text:span text:style-name="Strong_20_Emphasis">Strengthen Your Foundation</text:span></text:h>
      <text:list text:style-name="L1">
        <text:list-item>
          <text:p text:style-name="P2"><text:span text:style-name="Strong_20_Emphasis">Python Proficiency</text:span>: Master Python basics and advanced concepts, including libraries like NumPy, Pandas, and Matplotlib.</text:p>
        </text:list-item>
        <text:list-item>
          <text:p text:style-name="P2"><text:span text:style-name="Strong_20_Emphasis">Mathematical Knowledge</text:span>: Brush up on linear algebra, calculus, probability, and statistics, as they’re key to understanding ML algorithms.</text:p>
        </text:list-item>
        <text:list-item>
          <text:p text:style-name="P1"><text:span text:style-name="Strong_20_Emphasis">ML Fundamentals</text:span>: Learn key ML concepts like supervised vs. unsupervised learning, regression, classification, and clustering.</text:p>
        </text:list-item>
      </text:list>
      <text:h text:style-name="Heading_20_3" text:outline-level="3">2. <text:span text:style-name="Strong_20_Emphasis">Learn Machine Learning Tools and Frameworks</text:span></text:h>
      <text:list text:style-name="L2">
        <text:list-item>
          <text:p text:style-name="P4">Practice with <text:span text:style-name="Strong_20_Emphasis">Scikit-learn</text:span>, TensorFlow, PyTorch, and Keras.</text:p>
        </text:list-item>
        <text:list-item>
          <text:p text:style-name="P3">Explore other tools like XGBoost, LightGBM, and Hugging Face for NLP tasks.</text:p>
        </text:list-item>
      </text:list>
      <text:h text:style-name="Heading_20_3" text:outline-level="3">3. <text:span text:style-name="Strong_20_Emphasis">Build Real-World Projects</text:span></text:h>
      <text:list text:style-name="L3">
        <text:list-item>
          <text:p text:style-name="P6">Start with simple projects like housing price predictions or sentiment analysis.</text:p>
        </text:list-item>
        <text:list-item>
          <text:p text:style-name="P6">Work on advanced topics like recommender systems, computer vision, or time-series forecasting.</text:p>
        </text:list-item>
        <text:list-item>
          <text:p text:style-name="P5">Showcase projects on GitHub, with clean code, explanations, and visualizations.</text:p>
        </text:list-item>
      </text:list>
      <text:h text:style-name="Heading_20_3" text:outline-level="3">4. <text:span text:style-name="Strong_20_Emphasis">Leverage Online Courses and Certifications</text:span></text:h>
      <text:list text:style-name="L4">
        <text:list-item>
          <text:p text:style-name="P8">Enroll in courses from platforms like <text:span text:style-name="Strong_20_Emphasis">Coursera</text:span>, <text:span text:style-name="Strong_20_Emphasis">edX</text:span>, or <text:span text:style-name="Strong_20_Emphasis">Udemy</text:span>.</text:p>
        </text:list-item>
        <text:list-item>
          <text:p text:style-name="P7">Pursue certifications, e.g., Google’s TensorFlow Developer Certificate or AWS Machine Learning Certification.</text:p>
        </text:list-item>
      </text:list>
      <text:h text:style-name="Heading_20_3" text:outline-level="3">5. <text:span text:style-name="Strong_20_Emphasis">Engage with the ML Community</text:span></text:h>
      <text:list text:style-name="L5">
        <text:list-item>
          <text:p text:style-name="P10">Join forums like <text:span text:style-name="Strong_20_Emphasis">Kaggle</text:span>, <text:span text:style-name="Strong_20_Emphasis">Stack Overflow</text:span>, or <text:span text:style-name="Strong_20_Emphasis">Reddit</text:span> for discussions and competitions.</text:p>
        </text:list-item>
        <text:list-item>
          <text:p text:style-name="P9">Participate in ML hackathons and data science challenges on Kaggle.</text:p>
        </text:list-item>
      </text:list>
      <text:h text:style-name="Heading_20_3" text:outline-level="3">6. <text:span text:style-name="Strong_20_Emphasis">Polish Your Resume</text:span></text:h>
      <text:list text:style-name="L6">
        <text:list-item>
          <text:p text:style-name="P12">Highlight your skills in Python, ML frameworks, and relevant projects.</text:p>
        </text:list-item>
        <text:list-item>
          <text:p text:style-name="P11">Use metrics to quantify your project results (e.g., “Improved model accuracy by 20%”).</text:p>
        </text:list-item>
      </text:list>
      <text:h text:style-name="Heading_20_3" text:outline-level="3">7. <text:span text:style-name="Strong_20_Emphasis">Prepare for Interviews</text:span></text:h>
      <text:list text:style-name="L7">
        <text:list-item>
          <text:p text:style-name="P14">Practice coding problems on platforms like <text:span text:style-name="Strong_20_Emphasis">LeetCode</text:span> or <text:span text:style-name="Strong_20_Emphasis">HackerRank</text:span>.</text:p>
        </text:list-item>
        <text:list-item>
          <text:p text:style-name="P14">Understand ML interview questions about algorithms, case studies, and debugging.</text:p>
        </text:list-item>
        <text:list-item>
          <text:p text:style-name="P13">Brush up on system design if applying for senior roles.</text:p>
        </text:list-item>
      </text:list>
      <text:h text:style-name="Heading_20_3" text:outline-level="3">8. <text:span text:style-name="Strong_20_Emphasis">Network Strategically</text:span></text:h>
      <text:list text:style-name="L8">
        <text:list-item>
          <text:p text:style-name="P16">Connect with professionals on <text:span text:style-name="Strong_20_Emphasis">LinkedIn</text:span>.</text:p>
        </text:list-item>
        <text:list-item>
          <text:p text:style-name="P15">Attend webinars, workshops, or local ML meetups to expand your network.</text:p>
        </text:list-item>
      </text:list>
      <text:h text:style-name="Heading_20_3" text:outline-level="3"><text:soft-page-break/>9. <text:span text:style-name="Strong_20_Emphasis">Tailor Your Job Search</text:span></text:h>
      <text:list text:style-name="L9">
        <text:list-item>
          <text:p text:style-name="P18">Look for Python ML roles in startups, where the hiring process may be quicker.</text:p>
        </text:list-item>
        <text:list-item>
          <text:p text:style-name="P17">Target industries like fintech, healthcare, or e-commerce, which actively seek ML talent.</text:p>
        </text:list-item>
      </text:list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Standard"/>
      <text:p text:style-name="Standard"/>
      <text:h text:style-name="Heading_20_3" text:outline-level="3">Roadmap to Becoming a Machine Learning Engineer</text:h>
      <text:p text:style-name="Text_20_body">Here’s a comprehensive roadmap with all the study topics and steps to guide you toward a Python Machine Learning Engineer position. This roadmap is divided into stages for a structured and efficient approach:</text:p>
      <text:p text:style-name="Horizontal_20_Line"/>
      <text:h text:style-name="Heading_20_2" text:outline-level="2"><text:span text:style-name="Strong_20_Emphasis">1. Foundational Knowledge (1-2 months)</text:span></text:h>
      <text:h text:style-name="Heading_20_3" text:outline-level="3"><text:span text:style-name="Strong_20_Emphasis">Programming</text:span></text:h>
      <text:list text:style-name="L10">
        <text:list-item>
          <text:p text:style-name="P20"><text:span text:style-name="Strong_20_Emphasis">Python Basics</text:span></text:p>
          <text:list>
            <text:list-item>
              <text:p text:style-name="P20">Data types, variables, loops, conditionals</text:p>
            </text:list-item>
            <text:list-item>
              <text:p text:style-name="P20">Functions, classes, OOP</text:p>
            </text:list-item>
            <text:list-item>
              <text:p text:style-name="P20">File handling, exception handling</text:p>
            </text:list-item>
          </text:list>
        </text:list-item>
        <text:list-item>
          <text:p text:style-name="P20"><text:span text:style-name="Strong_20_Emphasis">Libraries for Data Manipulation and Visualization</text:span></text:p>
          <text:list>
            <text:list-item>
              <text:p text:style-name="P20">NumPy: Arrays, linear algebra, broadcasting</text:p>
            </text:list-item>
            <text:list-item>
              <text:p text:style-name="P20">Pandas: DataFrames, data cleaning, merging, grouping</text:p>
            </text:list-item>
            <text:list-item>
              <text:p text:style-name="P20">Matplotlib &amp; Seaborn: Visualization basics and advanced plots</text:p>
            </text:list-item>
            <text:list-item>
              <text:p text:style-name="P19">Scikit-learn: Basic preprocessing and pipelines</text:p>
            </text:list-item>
          </text:list>
        </text:list-item>
      </text:list>
      <text:h text:style-name="Heading_20_3" text:outline-level="3"><text:span text:style-name="Strong_20_Emphasis">Mathematics for ML</text:span></text:h>
      <text:list text:style-name="L11">
        <text:list-item>
          <text:p text:style-name="P22"><text:span text:style-name="Strong_20_Emphasis">Linear Algebra</text:span></text:p>
          <text:list>
            <text:list-item>
              <text:p text:style-name="P22">Matrices, vectors, dot product, matrix multiplication</text:p>
            </text:list-item>
            <text:list-item>
              <text:p text:style-name="P22">Eigenvalues and eigenvectors</text:p>
            </text:list-item>
          </text:list>
        </text:list-item>
        <text:list-item>
          <text:p text:style-name="P22"><text:span text:style-name="Strong_20_Emphasis">Calculus</text:span></text:p>
          <text:list>
            <text:list-item>
              <text:p text:style-name="P22">Derivatives, chain rule, gradients</text:p>
            </text:list-item>
            <text:list-item>
              <text:p text:style-name="P22">Partial derivatives for optimization</text:p>
            </text:list-item>
          </text:list>
        </text:list-item>
        <text:list-item>
          <text:p text:style-name="P22"><text:span text:style-name="Strong_20_Emphasis">Probability and Statistics</text:span></text:p>
          <text:list>
            <text:list-item>
              <text:p text:style-name="P22">Basics: Mean, median, variance, standard deviation</text:p>
            </text:list-item>
            <text:list-item>
              <text:p text:style-name="P22">Probability distributions: Normal, Bernoulli, Binomial</text:p>
            </text:list-item>
            <text:list-item>
              <text:p text:style-name="P22">Bayes’ Theorem, conditional probability</text:p>
            </text:list-item>
            <text:list-item>
              <text:p text:style-name="P21">Hypothesis testing, confidence intervals</text:p>
            </text:list-item>
          </text:list>
        </text:list-item>
      </text:list>
      <text:p text:style-name="Horizontal_20_Line"><text:soft-page-break/></text:p>
      <text:h text:style-name="Heading_20_2" text:outline-level="2"><text:span text:style-name="Strong_20_Emphasis">2. Machine Learning Basics (2-3 months)</text:span></text:h>
      <text:h text:style-name="Heading_20_3" text:outline-level="3"><text:span text:style-name="Strong_20_Emphasis">ML Fundamentals</text:span></text:h>
      <text:list text:style-name="L12">
        <text:list-item>
          <text:p text:style-name="P24">What is Machine Learning? Types of ML (Supervised, Unsupervised, Reinforcement Learning)</text:p>
        </text:list-item>
        <text:list-item>
          <text:p text:style-name="P24">Model training, testing, and validation</text:p>
        </text:list-item>
        <text:list-item>
          <text:p text:style-name="P24">Overfitting vs. underfitting, bias-variance tradeoff</text:p>
        </text:list-item>
        <text:list-item>
          <text:p text:style-name="P24">Performance Metrics</text:p>
          <text:list>
            <text:list-item>
              <text:p text:style-name="P24">Classification: Accuracy, Precision, Recall, F1-score, ROC-AUC</text:p>
            </text:list-item>
            <text:list-item>
              <text:p text:style-name="P24">Regression: RMSE, MAE, R² Score</text:p>
            </text:list-item>
            <text:list-item>
              <text:p text:style-name="P23">Clustering: Silhouette Score, Dunn Index</text:p>
            </text:list-item>
          </text:list>
        </text:list-item>
      </text:list>
      <text:h text:style-name="Heading_20_3" text:outline-level="3"><text:span text:style-name="Strong_20_Emphasis">Core Algorithms</text:span></text:h>
      <text:list text:style-name="L13">
        <text:list-item>
          <text:p text:style-name="P26">Linear Regression</text:p>
        </text:list-item>
        <text:list-item>
          <text:p text:style-name="P26">Logistic Regression</text:p>
        </text:list-item>
        <text:list-item>
          <text:p text:style-name="P26">Decision Trees and Random Forests</text:p>
        </text:list-item>
        <text:list-item>
          <text:p text:style-name="P26">Support Vector Machines (SVMs)</text:p>
        </text:list-item>
        <text:list-item>
          <text:p text:style-name="P26">K-Nearest Neighbors (KNN)</text:p>
        </text:list-item>
        <text:list-item>
          <text:p text:style-name="P26">K-Means Clustering</text:p>
        </text:list-item>
        <text:list-item>
          <text:p text:style-name="P25">Principal Component Analysis (PCA)</text:p>
        </text:list-item>
      </text:list>
      <text:h text:style-name="Heading_20_3" text:outline-level="3"><text:span text:style-name="Strong_20_Emphasis">Hands-on Practice</text:span></text:h>
      <text:list text:style-name="L14">
        <text:list-item>
          <text:p text:style-name="P28">Small datasets: Iris dataset, Boston Housing, Titanic</text:p>
        </text:list-item>
        <text:list-item>
          <text:p text:style-name="P27">Use Scikit-learn for implementation</text:p>
        </text:list-item>
      </text:list>
      <text:p text:style-name="Horizontal_20_Line"/>
      <text:h text:style-name="Heading_20_2" text:outline-level="2"><text:span text:style-name="Strong_20_Emphasis">3. Advanced Machine Learning Topics (2-3 months)</text:span></text:h>
      <text:h text:style-name="Heading_20_3" text:outline-level="3"><text:span text:style-name="Strong_20_Emphasis">Deep Learning</text:span></text:h>
      <text:list text:style-name="L15">
        <text:list-item>
          <text:p text:style-name="P30">Basics of Neural Networks</text:p>
          <text:list>
            <text:list-item>
              <text:p text:style-name="P30">Perceptrons, activation functions (ReLU, sigmoid, softmax)</text:p>
            </text:list-item>
            <text:list-item>
              <text:p text:style-name="P30">Loss functions (MSE, Cross-Entropy)</text:p>
            </text:list-item>
            <text:list-item>
              <text:p text:style-name="P30">Forward and backward propagation</text:p>
            </text:list-item>
          </text:list>
        </text:list-item>
        <text:list-item>
          <text:p text:style-name="P30">Frameworks</text:p>
          <text:list>
            <text:list-item>
              <text:p text:style-name="P30">TensorFlow and Keras (focus on these)</text:p>
            </text:list-item>
            <text:list-item>
              <text:p text:style-name="P30">PyTorch (optional, but valuable)</text:p>
            </text:list-item>
          </text:list>
        </text:list-item>
        <text:list-item>
          <text:p text:style-name="P30">Architectures</text:p>
          <text:list>
            <text:list-item>
              <text:p text:style-name="P30">Convolutional Neural Networks (CNNs)</text:p>
            </text:list-item>
            <text:list-item>
              <text:p text:style-name="P30">Recurrent Neural Networks (RNNs), LSTMs, GRUs</text:p>
            </text:list-item>
            <text:list-item>
              <text:p text:style-name="P29">Transformers (for NLP tasks)</text:p>
            </text:list-item>
          </text:list>
        </text:list-item>
      </text:list>
      <text:h text:style-name="Heading_20_3" text:outline-level="3"><text:soft-page-break/><text:span text:style-name="Strong_20_Emphasis">Specialized ML Topics</text:span></text:h>
      <text:list text:style-name="L16">
        <text:list-item>
          <text:p text:style-name="P32">Natural Language Processing (NLP)</text:p>
          <text:list>
            <text:list-item>
              <text:p text:style-name="P32">Tokenization, stemming, lemmatization</text:p>
            </text:list-item>
            <text:list-item>
              <text:p text:style-name="P32">Word embeddings: Word2Vec, GloVe, FastText</text:p>
            </text:list-item>
            <text:list-item>
              <text:p text:style-name="P32">Pretrained models: BERT, GPT, Hugging Face tools</text:p>
            </text:list-item>
          </text:list>
        </text:list-item>
        <text:list-item>
          <text:p text:style-name="P32">Computer Vision</text:p>
          <text:list>
            <text:list-item>
              <text:p text:style-name="P32">Image preprocessing, object detection, segmentation</text:p>
            </text:list-item>
            <text:list-item>
              <text:p text:style-name="P32">Transfer learning with models like VGG, ResNet, MobileNet</text:p>
            </text:list-item>
          </text:list>
        </text:list-item>
        <text:list-item>
          <text:p text:style-name="P32">Time Series Analysis</text:p>
          <text:list>
            <text:list-item>
              <text:p text:style-name="P31">ARIMA, SARIMA, and LSTM for time-series forecasting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Practical Tools and Techniques (2 months)</text:span></text:h>
      <text:h text:style-name="Heading_20_3" text:outline-level="3"><text:span text:style-name="Strong_20_Emphasis">Big Data and Cloud</text:span></text:h>
      <text:list text:style-name="L17">
        <text:list-item>
          <text:p text:style-name="P34">Work with large datasets using:</text:p>
          <text:list>
            <text:list-item>
              <text:p text:style-name="P34">Spark (PySpark basics)</text:p>
            </text:list-item>
            <text:list-item>
              <text:p text:style-name="P34">Dask (for parallel computing)</text:p>
            </text:list-item>
          </text:list>
        </text:list-item>
        <text:list-item>
          <text:p text:style-name="P34">Deploy ML models on the cloud</text:p>
          <text:list>
            <text:list-item>
              <text:p text:style-name="P34">AWS, Google Cloud, or Azure</text:p>
            </text:list-item>
            <text:list-item>
              <text:p text:style-name="P34">Tools: AWS SageMaker, Google AI Platform</text:p>
            </text:list-item>
            <text:list-item>
              <text:p text:style-name="P33">Docker for containerization</text:p>
            </text:list-item>
          </text:list>
        </text:list-item>
      </text:list>
      <text:h text:style-name="Heading_20_3" text:outline-level="3"><text:span text:style-name="Strong_20_Emphasis">Model Deployment</text:span></text:h>
      <text:list text:style-name="L18">
        <text:list-item>
          <text:p text:style-name="P36">Create APIs using Flask or FastAPI</text:p>
        </text:list-item>
        <text:list-item>
          <text:p text:style-name="P36">Model deployment using:</text:p>
          <text:list>
            <text:list-item>
              <text:p text:style-name="P36">Streamlit or Dash for simple dashboards</text:p>
            </text:list-item>
            <text:list-item>
              <text:p text:style-name="P36">MLflow for model tracking</text:p>
            </text:list-item>
            <text:list-item>
              <text:p text:style-name="P35">Kubernetes for scaling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Build and Showcase Projects (Ongoing)</text:span></text:h>
      <text:h text:style-name="Heading_20_3" text:outline-level="3"><text:span text:style-name="Strong_20_Emphasis">Project Ideas</text:span></text:h>
      <text:list text:style-name="L19">
        <text:list-item>
          <text:p text:style-name="P38">Predictive Analytics: Sales forecasting, stock price prediction</text:p>
        </text:list-item>
        <text:list-item>
          <text:p text:style-name="P38">Recommender System: Movie or product recommendation</text:p>
        </text:list-item>
        <text:list-item>
          <text:p text:style-name="P38">NLP: Sentiment analysis, chatbot creation</text:p>
        </text:list-item>
        <text:list-item>
          <text:p text:style-name="P38">Computer Vision: Image classification, facial recognition</text:p>
        </text:list-item>
        <text:list-item>
          <text:p text:style-name="P37">Anomaly Detection: Fraud detection, network intrusion detection</text:p>
        </text:list-item>
      </text:list>
      <text:h text:style-name="Heading_20_3" text:outline-level="3"><text:span text:style-name="Strong_20_Emphasis">Portfolio</text:span></text:h>
      <text:list text:style-name="L20">
        <text:list-item>
          <text:p text:style-name="P40">Host projects on <text:span text:style-name="Strong_20_Emphasis">GitHub</text:span> or <text:span text:style-name="Strong_20_Emphasis">Kaggle</text:span>.</text:p>
        </text:list-item>
        <text:list-item>
          <text:p text:style-name="P39">Create an online portfolio using <text:span text:style-name="Strong_20_Emphasis">Notion</text:span> or a personal website.</text:p>
        </text:list-item>
      </text:list>
      <text:p text:style-name="Horizontal_20_Line"><text:soft-page-break/></text:p>
      <text:h text:style-name="Heading_20_2" text:outline-level="2"><text:span text:style-name="Strong_20_Emphasis">6. Interview Preparation (1-2 months)</text:span></text:h>
      <text:h text:style-name="Heading_20_3" text:outline-level="3"><text:span text:style-name="Strong_20_Emphasis">Technical Coding</text:span></text:h>
      <text:list text:style-name="L21">
        <text:list-item>
          <text:p text:style-name="P42">Solve Python and algorithmic problems on:</text:p>
          <text:list>
            <text:list-item>
              <text:p text:style-name="P41">LeetCode, HackerRank, CodeSignal</text:p>
            </text:list-item>
          </text:list>
        </text:list-item>
      </text:list>
      <text:h text:style-name="Heading_20_3" text:outline-level="3"><text:span text:style-name="Strong_20_Emphasis">ML-Specific Questions</text:span></text:h>
      <text:list text:style-name="L22">
        <text:list-item>
          <text:p text:style-name="P44">Be ready to explain ML algorithms and concepts.</text:p>
        </text:list-item>
        <text:list-item>
          <text:p text:style-name="P43">Practice case studies: "How would you build X model?"</text:p>
        </text:list-item>
      </text:list>
      <text:h text:style-name="Heading_20_3" text:outline-level="3"><text:span text:style-name="Strong_20_Emphasis">System Design</text:span></text:h>
      <text:list text:style-name="L23">
        <text:list-item>
          <text:p text:style-name="P45">Understand architecture for deploying large-scale ML systems.</text:p>
        </text:list-item>
      </text:list>
      <text:p text:style-name="Horizontal_20_Line"/>
      <text:h text:style-name="Heading_20_2" text:outline-level="2"><text:span text:style-name="Strong_20_Emphasis">7. Networking and Job Applications (Ongoing)</text:span></text:h>
      <text:h text:style-name="Heading_20_3" text:outline-level="3"><text:span text:style-name="Strong_20_Emphasis">Networking</text:span></text:h>
      <text:list text:style-name="L24">
        <text:list-item>
          <text:p text:style-name="P47">Attend ML meetups, webinars, and conferences.</text:p>
        </text:list-item>
        <text:list-item>
          <text:p text:style-name="P46">Actively connect with ML engineers on LinkedIn.</text:p>
        </text:list-item>
      </text:list>
      <text:h text:style-name="Heading_20_3" text:outline-level="3"><text:span text:style-name="Strong_20_Emphasis">Job Platforms</text:span></text:h>
      <text:list text:style-name="L25">
        <text:list-item>
          <text:p text:style-name="P49">Search roles on LinkedIn, AngelList, and specialized ML job boards.</text:p>
        </text:list-item>
        <text:list-item>
          <text:p text:style-name="P48">Tailor your resume and cover letter for each position.</text:p>
        </text:list-item>
      </text:list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--1. <text:span text:style-name="Strong_20_Emphasis">Linear Algebra</text:span></text:p>
      <text:p text:style-name="Text_20_body">Focus on the concepts most relevant to Machine Learning:</text:p>
      <text:list text:style-name="L26">
        <text:list-item>
          <text:p text:style-name="P51"><text:span text:style-name="Strong_20_Emphasis">Vectors and Matrices</text:span>: Vector operations, matrix multiplication, and properties.</text:p>
        </text:list-item>
        <text:list-item>
          <text:p text:style-name="P51"><text:span text:style-name="Strong_20_Emphasis">Determinants and Inverses</text:span>: Especially for solving systems of equations.</text:p>
        </text:list-item>
        <text:list-item>
          <text:p text:style-name="P51"><text:span text:style-name="Strong_20_Emphasis">Eigenvalues and Eigenvectors</text:span>: Useful in PCA and dimensionality reduction.</text:p>
        </text:list-item>
        <text:list-item>
          <text:p text:style-name="P50"><text:span text:style-name="Strong_20_Emphasis">Applications in ML</text:span>: Learn how these apply to linear regression, neural networks, and more.</text:p>
        </text:list-item>
      </text:list>
      <text:h text:style-name="Heading_20_4" text:outline-level="4">Suggested Resources:</text:h>
      <text:list text:style-name="L27">
        <text:list-item>
          <text:p text:style-name="P53"><text:a xlink:type="simple" xlink:href="https://www.youtube.com/playlist?list=PLZHQObOWTQDNPOjrT6KVlfJuKtYTftq3F" office:target-frame-name="_new" xlink:show="replace" text:style-name="Internet_20_link" text:visited-style-name="Visited_20_Internet_20_Link">Essence of Linear Algebra</text:a> (YouTube Series by 3Blue1Brown).</text:p>
        </text:list-item>
        <text:list-item>
          <text:p text:style-name="P53">Book: <text:span text:style-name="Emphasis">Introduction to Linear Algebra</text:span> by Gilbert Strang.</text:p>
        </text:list-item>
        <text:list-item>
          <text:p text:style-name="P52">Practice: <text:a xlink:type="simple" xlink:href="https://www.khanacademy.org/math/linear-algebra" office:target-frame-name="_new" xlink:show="replace" text:style-name="Internet_20_link" text:visited-style-name="Visited_20_Internet_20_Link">Khan Academy Linear Algebra</text:a>.</text:p>
        </text:list-item>
      </text:list>
      <text:p text:style-name="Horizontal_20_Line"/>
      <text:h text:style-name="Heading_20_3" text:outline-level="3"><text:soft-page-break/>2. <text:span text:style-name="Strong_20_Emphasis">Calculus</text:span></text:h>
      <text:p text:style-name="Text_20_body">Focus on:</text:p>
      <text:list text:style-name="L28">
        <text:list-item>
          <text:p text:style-name="P55"><text:span text:style-name="Strong_20_Emphasis">Differentiation</text:span>: Partial derivatives and gradients (important for optimization in ML).</text:p>
        </text:list-item>
        <text:list-item>
          <text:p text:style-name="P55"><text:span text:style-name="Strong_20_Emphasis">Integration</text:span>: Basic understanding, including definite integrals.</text:p>
        </text:list-item>
        <text:list-item>
          <text:p text:style-name="P54"><text:span text:style-name="Strong_20_Emphasis">Applications in ML</text:span>: Backpropagation in neural networks and optimization techniques like gradient descent.</text:p>
        </text:list-item>
      </text:list>
      <text:h text:style-name="Heading_20_4" text:outline-level="4">Suggested Resources:</text:h>
      <text:list text:style-name="L29">
        <text:list-item>
          <text:p text:style-name="P57"><text:span text:style-name="Emphasis">Calculus for Machine Learning</text:span> by Jason Brownlee (free online).</text:p>
        </text:list-item>
        <text:list-item>
          <text:p text:style-name="P57">MIT OpenCourseWare (Calculus).</text:p>
        </text:list-item>
        <text:list-item>
          <text:p text:style-name="P56">Paul’s Online Math Notes.</text:p>
        </text:list-item>
      </text:list>
      <text:p text:style-name="Horizontal_20_Line"/>
      <text:h text:style-name="Heading_20_3" text:outline-level="3">3. <text:span text:style-name="Strong_20_Emphasis">Probability</text:span></text:h>
      <text:p text:style-name="Text_20_body">Focus on:</text:p>
      <text:list text:style-name="L30">
        <text:list-item>
          <text:p text:style-name="P59"><text:span text:style-name="Strong_20_Emphasis">Basic Probability Rules</text:span>: Independent and dependent events.</text:p>
        </text:list-item>
        <text:list-item>
          <text:p text:style-name="P59"><text:span text:style-name="Strong_20_Emphasis">Distributions</text:span>: Normal, Bernoulli, Binomial, Poisson, etc.</text:p>
        </text:list-item>
        <text:list-item>
          <text:p text:style-name="P59"><text:span text:style-name="Strong_20_Emphasis">Bayes' Theorem</text:span>: Key for Naive Bayes and Bayesian approaches.</text:p>
        </text:list-item>
        <text:list-item>
          <text:p text:style-name="P58"><text:span text:style-name="Strong_20_Emphasis">Applications in ML</text:span>: Probability underpins generative models and uncertainty in predictions.</text:p>
        </text:list-item>
      </text:list>
      <text:h text:style-name="Heading_20_4" text:outline-level="4">Suggested Resources:</text:h>
      <text:list text:style-name="L31">
        <text:list-item>
          <text:p text:style-name="P61"><text:span text:style-name="Emphasis">The Elements of Statistical Learning</text:span> by Hastie, Tibshirani, and Friedman.</text:p>
        </text:list-item>
        <text:list-item>
          <text:p text:style-name="P61"><text:a xlink:type="simple" xlink:href="https://www.khanacademy.org/math/statistics-probability" office:target-frame-name="_new" xlink:show="replace" text:style-name="Internet_20_link" text:visited-style-name="Visited_20_Internet_20_Link">Khan Academy Probability</text:a>.</text:p>
        </text:list-item>
        <text:list-item>
          <text:p text:style-name="P60">Book: <text:span text:style-name="Emphasis">Think Stats</text:span> by Allen Downey (Python-based).</text:p>
        </text:list-item>
      </text:list>
      <text:p text:style-name="Horizontal_20_Line"/>
      <text:h text:style-name="Heading_20_3" text:outline-level="3">4. <text:span text:style-name="Strong_20_Emphasis">Statistics</text:span></text:h>
      <text:p text:style-name="Text_20_body">Focus on:</text:p>
      <text:list text:style-name="L32">
        <text:list-item>
          <text:p text:style-name="P63"><text:span text:style-name="Strong_20_Emphasis">Descriptive Statistics</text:span>: Mean, median, variance, and standard deviation.</text:p>
        </text:list-item>
        <text:list-item>
          <text:p text:style-name="P63"><text:span text:style-name="Strong_20_Emphasis">Inferential Statistics</text:span>: Hypothesis testing, confidence intervals, p-values.</text:p>
        </text:list-item>
        <text:list-item>
          <text:p text:style-name="P63"><text:span text:style-name="Strong_20_Emphasis">Regression Analysis</text:span>: Linear and logistic regression.</text:p>
        </text:list-item>
        <text:list-item>
          <text:p text:style-name="P62"><text:span text:style-name="Strong_20_Emphasis">Applications in ML</text:span>: Evaluation of models using metrics like accuracy, precision, recall, etc.</text:p>
        </text:list-item>
      </text:list>
      <text:h text:style-name="Heading_20_4" text:outline-level="4">Suggested Resources:</text:h>
      <text:list text:style-name="L33">
        <text:list-item>
          <text:p text:style-name="P65">Book: <text:span text:style-name="Emphasis">Statistics for Data Science</text:span> by James D. Miller.</text:p>
        </text:list-item>
        <text:list-item>
          <text:p text:style-name="P65"><text:a xlink:type="simple" xlink:href="https://www.youtube.com/user/joshstarmer" office:target-frame-name="_new" xlink:show="replace" text:style-name="Internet_20_link" text:visited-style-name="Visited_20_Internet_20_Link">StatQuest with Josh Starmer</text:a> (YouTube).</text:p>
        </text:list-item>
        <text:list-item>
          <text:p text:style-name="P64">Hands-on: Use Python libraries like <text:span text:style-name="Source_20_Text">pandas</text:span>, <text:span text:style-name="Source_20_Text">numpy</text:span>, <text:span text:style-name="Source_20_Text">scipy</text:span>, and <text:span text:style-name="Source_20_Text">statsmodels</text:span> to implement concepts.</text:p>
        </text:list-item>
      </text:list>
      <text:p text:style-name="Horizontal_20_Line"/>
      <text:h text:style-name="Heading_20_3" text:outline-level="3"><text:soft-page-break/>How to Start?</text:h>
      <text:list text:style-name="L34">
        <text:list-item>
          <text:p text:style-name="P67">Pick <text:span text:style-name="Strong_20_Emphasis">one topic at a time</text:span> to avoid feeling overwhelmed (start with linear algebra).</text:p>
        </text:list-item>
        <text:list-item>
          <text:p text:style-name="P67">Dedicate at least <text:span text:style-name="Strong_20_Emphasis">30-60 minutes daily</text:span> to learning and practicing problems.</text:p>
        </text:list-item>
        <text:list-item>
          <text:p text:style-name="P67">Combine <text:span text:style-name="Strong_20_Emphasis">theory with application</text:span> using Python libraries like NumPy and SciPy.</text:p>
        </text:list-item>
        <text:list-item>
          <text:p text:style-name="P66">Apply your understanding to simple ML problems like linear regression or classification tasks.</text:p>
        </text:list-item>
      </text:list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0:40:59.779405597</meta:creation-date>
    <dc:date>2025-01-02T17:39:44.766016674</dc:date>
    <meta:editing-duration>PT9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186" meta:word-count="1265" meta:character-count="9334" meta:non-whitespace-character-count="8393"/>
  </office:meta>
</office:document-meta>
</file>